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officeooo:rsid="0001b549" officeooo:paragraph-rsid="0001b549" style:font-size-asian="12pt" style:font-size-complex="12pt"/>
    </style:style>
    <style:style style:name="P2" style:family="paragraph" style:parent-style-name="Standard">
      <style:text-properties style:font-name="Liberation Sans" fo:font-size="12pt" fo:font-style="italic" officeooo:rsid="0001b549" officeooo:paragraph-rsid="0001b549" style:font-size-asian="12pt" style:font-style-asian="italic" style:font-size-complex="12pt" style:font-style-complex="italic"/>
    </style:style>
    <style:style style:name="P3" style:family="paragraph" style:parent-style-name="Standard">
      <style:text-properties style:font-name="Liberation Sans" fo:font-size="12pt" fo:font-style="italic" fo:font-weight="normal" officeooo:rsid="0003c4b3" officeooo:paragraph-rsid="0003c4b3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style:font-name="Liberation Sans" fo:font-size="12pt" fo:font-style="italic" fo:font-weight="normal" officeooo:rsid="0003c4b3" officeooo:paragraph-rsid="00067752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style:font-name="Liberation Sans" fo:font-size="12pt" fo:font-style="italic" fo:font-weight="bold" officeooo:rsid="0003c4b3" officeooo:paragraph-rsid="0003c4b3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style:font-name="Liberation Sans" fo:font-size="12pt" fo:font-style="italic" fo:font-weight="bold" officeooo:rsid="0003c4b3" officeooo:paragraph-rsid="00067752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style:font-name="Liberation Sans" fo:font-size="12pt" fo:font-style="italic" fo:font-weight="bold" officeooo:rsid="00067752" officeooo:paragraph-rsid="00067752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style:font-name="Liberation Sans" fo:font-size="12pt" fo:font-style="italic" fo:font-weight="bold" officeooo:rsid="00067752" officeooo:paragraph-rsid="000678e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style:font-name="Liberation Sans" fo:font-size="12pt" fo:font-style="normal" officeooo:rsid="0001b549" officeooo:paragraph-rsid="0001b549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Liberation Sans" fo:font-size="12pt" fo:font-style="normal" fo:font-weight="normal" officeooo:rsid="0001b549" officeooo:paragraph-rsid="0001b54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Liberation Sans" fo:font-size="12pt" fo:font-style="normal" fo:font-weight="normal" officeooo:rsid="0003c4b3" officeooo:paragraph-rsid="0003c4b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c4b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c4b3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3c4b3"/>
    </style:style>
    <style:style style:name="T7" style:family="text">
      <style:text-properties officeooo:rsid="0003c4b3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3c4b3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officeooo:rsid="00067752" style:font-style-asian="normal" style:font-style-complex="normal"/>
    </style:style>
    <style:style style:name="T12" style:family="text">
      <style:text-properties fo:font-style="normal" style:text-underline-style="none" officeooo:rsid="000678ed" style:font-style-asian="normal" style:font-style-complex="normal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067752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0678ed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solid" style:text-underline-width="auto" style:text-underline-color="font-color" fo:font-weight="normal" officeooo:rsid="00067752" style:font-style-asian="normal" style:font-weight-asian="normal" style:font-style-complex="normal" style:font-weight-complex="normal"/>
    </style:style>
    <style:style style:name="T18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super 58%" fo:font-style="normal" style:text-underline-style="none" fo:font-weight="normal" officeooo:rsid="00067752" style:font-style-asian="normal" style:font-weight-asian="normal" style:font-style-complex="normal" style:font-weight-complex="normal"/>
    </style:style>
    <style:style style:name="T20" style:family="text">
      <style:text-properties style:text-position="super 58%" fo:font-style="normal" style:text-underline-style="none" fo:font-weight="normal" officeooo:rsid="000678ed" style:font-style-asian="normal" style:font-weight-asian="normal" style:font-style-complex="normal" style:font-weight-complex="normal"/>
    </style:style>
    <style:style style:name="T21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MPLES :</text:p>
      <text:p text:style-name="P1"/>
      <text:p text:style-name="P1"><text:span text:style-name="T1"><text:tab/><text:tab/>cut</text:span> [&lt;option(s)&gt;] [<text:span text:style-name="T5">file</text:span>…]</text:p>
      <text:p text:style-name="P1">Options :</text:p>
      <text:p text:style-name="P2">valeurs<text:tab/>action</text:p>
      <text:p text:style-name="P9"><text:span text:style-name="T1">-d</text:span> &lt;x&gt;<text:tab/><text:tab/><text:span text:style-name="T7">F</text:span>orce le caractère x comme séparateur. Par défaut le séparateur est <text:tab/><text:tab/><text:tab/>l’espace.</text:p>
      <text:p text:style-name="P9"><text:span text:style-name="T1">-c</text:span><text:span text:style-name="T3"> &lt;liste&gt;<text:tab/></text:span><text:span text:style-name="T4">E</text:span><text:span text:style-name="T3">xtrait tous les caractères dont le rang est désigné par la liste.</text:span></text:p>
      <text:p text:style-name="P10"><text:span text:style-name="T1">-f </text:span>&lt;liste&gt;<text:tab/><text:span text:style-name="T7">E</text:span>xtrait tous les champs dont le rang est désigné par liste.</text:p>
      <text:p text:style-name="P10"><text:tab/><text:tab/>&lt;liste&gt; peut être égale à : ‘m-n’ ou ‘m,n’ ou ‘n’.</text:p>
      <text:p text:style-name="P10"/>
      <text:p text:style-name="P10"><text:tab/><text:tab/><text:span text:style-name="T2">egrep</text:span><text:span text:style-name="T7"> [&lt;option(s)] </text:span><text:span text:style-name="T6">patern</text:span><text:span text:style-name="T9"> [file…</text:span><text:span text:style-name="T9">]</text:span></text:p>
      <text:p text:style-name="P11"><text:span text:style-name="T8">Options :</text:span></text:p>
      <text:p text:style-name="P3"><text:span text:style-name="T8">valeurs<text:tab/></text:span><text:span text:style-name="T10">action</text:span></text:p>
      <text:p text:style-name="P5"><text:span text:style-name="T10">-v</text:span><text:span text:style-name="T13"><text:tab/><text:tab/>Affiche toutes les lignes ne contenant pas la chaîne.</text:span></text:p>
      <text:p text:style-name="P5"><text:span text:style-name="T10">-c</text:span><text:span text:style-name="T13"><text:tab/><text:tab/>Affiche le nombre de lignes contenant la chaîne.</text:span></text:p>
      <text:p text:style-name="P5"><text:span text:style-name="T10">-l</text:span><text:span text:style-name="T13"><text:tab/><text:tab/>Affiche les noms de fichiers qui contiennent la chaîne.</text:span></text:p>
      <text:p text:style-name="P5"><text:span text:style-name="T10">-n</text:span><text:span text:style-name="T13"><text:tab/><text:tab/>Affiche le numéro de ligne devant chaque ligne contenant la chaîne.</text:span></text:p>
      <text:p text:style-name="P5"><text:span text:style-name="T10">-i</text:span><text:span text:style-name="T13"><text:tab/><text:tab/>Les majuscules et minuscules sont confondues pour la recherche.</text:span></text:p>
      <text:p text:style-name="P5"><text:span text:style-name="T13"/></text:p>
      <text:p text:style-name="P5"><text:span text:style-name="T13"><text:tab/><text:tab/></text:span><text:span text:style-name="T11">ps</text:span><text:span text:style-name="T14"> [&lt;option(s)]</text:span></text:p>
      <text:p text:style-name="P7"><text:span text:style-name="T13">Options :</text:span></text:p>
      <text:p text:style-name="P4"><text:span text:style-name="T8">valeurs<text:tab/></text:span><text:span text:style-name="T10">action</text:span></text:p>
      <text:p text:style-name="P6"><text:span text:style-name="T10">-</text:span><text:span text:style-name="T11">e</text:span><text:span text:style-name="T14"><text:tab/><text:tab/>Affiche tous les processus.</text:span></text:p>
      <text:p text:style-name="P6"><text:span text:style-name="T11">-f</text:span><text:span text:style-name="T14"><text:tab/><text:tab/>Permet un affichage détaillé (propriétaire, PPID…).</text:span></text:p>
      <text:p text:style-name="P6"><text:span text:style-name="T11">-H</text:span><text:span text:style-name="T14"><text:tab/><text:tab/>Affiche la hiérarchie des processus.</text:span></text:p>
      <text:p text:style-name="P6"><text:span text:style-name="T14"/></text:p>
      <text:p text:style-name="P6"><text:span text:style-name="T14"><text:tab/><text:tab/></text:span><text:span text:style-name="T11">sed</text:span><text:span text:style-name="T14"> </text:span><text:span text:style-name="T17">commande</text:span><text:span text:style-name="T14"> [file…</text:span><text:span text:style-name="T14">]</text:span></text:p>
      <text:p text:style-name="P7"><text:span text:style-name="T13">Commandes :</text:span></text:p>
      <text:p text:style-name="P7"><text:span text:style-name="T10">-s/pattern/string/<text:tab/></text:span><text:span text:style-name="T13">Substitue la 1</text:span><text:span text:style-name="T18">er</text:span><text:span text:style-name="T13"> occurrence du pattern par string (une par ligne).</text:span></text:p>
      <text:p text:style-name="P7"><text:span text:style-name="T10">-s/pattern/string/g</text:span><text:span text:style-name="T13"><text:tab/>Substitue toutes les occurrences de pattern par string.</text:span></text:p>
      <text:p text:style-name="P7"><text:span text:style-name="T13"/></text:p>
      <text:p text:style-name="P7"><text:span text:style-name="T13"><text:tab/><text:tab/></text:span><text:span text:style-name="T10">sort</text:span><text:span text:style-name="T13"> [&lt;option(s)] [file…</text:span><text:span text:style-name="T13">]</text:span></text:p>
      <text:p text:style-name="P7"><text:span text:style-name="T13">Options :</text:span></text:p>
      <text:p text:style-name="P4"><text:span text:style-name="T8">valeurs<text:tab/></text:span><text:span text:style-name="T10">action</text:span></text:p>
      <text:p text:style-name="P6"><text:span text:style-name="T10">-</text:span><text:span text:style-name="T11">b</text:span><text:span text:style-name="T14"><text:tab/><text:tab/>Ignore les espaces et les tabulations en en-tête.</text:span></text:p>
      <text:p text:style-name="P6"><text:span text:style-name="T11">-d</text:span><text:span text:style-name="T14"><text:tab/><text:tab/>Seuls les lettres, les chiffres et les espaces sont évalués.</text:span></text:p>
      <text:p text:style-name="P6"><text:span text:style-name="T11">-f</text:span><text:span text:style-name="T14"><text:tab/><text:tab/>Les majuscules et minuscules sont confondues pour le tri.</text:span></text:p>
      <text:p text:style-name="P6"><text:span text:style-name="T11">-r</text:span><text:span text:style-name="T14"><text:tab/><text:tab/>Trie par ordre inverse.</text:span></text:p>
      <text:p text:style-name="P6"><text:span text:style-name="T11">-n</text:span><text:span text:style-name="T14"><text:tab/><text:tab/>Effectue un tri numérique.</text:span></text:p>
      <text:p text:style-name="P6"><text:span text:style-name="T11">-t</text:span><text:span text:style-name="T14"> &lt;x&gt;<text:tab/><text:tab/>Considère ‘x’ comme le séparateur de champs.</text:span></text:p>
      <text:p text:style-name="P6"><text:span text:style-name="T11">-k</text:span><text:span text:style-name="T14"> &lt;x&gt;<text:tab/><text:tab/>Effectue le tri sur le </text:span><text:span text:style-name="T15">(n)ième</text:span><text:span text:style-name="T14"> </text:span><text:span text:style-name="T15">champs.</text:span></text:p>
      <text:p text:style-name="P8"><text:span text:style-name="T10">+ </text:span><text:span text:style-name="T13">&lt;m.n&gt;<text:tab/></text:span><text:span text:style-name="T15">Désigne la position de départ de la clé du tri ; elle commence au (n+1)ième <text:tab/><text:tab/>caractère du (m+1)ième champs. Les champs sont séparés par une <text:tab/><text:tab/><text:tab/>tabulation (sauf si l’option ‘</text:span><text:span text:style-name="T12">-t</text:span><text:span text:style-name="T15">’ est employée).</text:span></text:p>
      <text:p text:style-name="P7"><text:span text:style-name="T10">-</text:span><text:span text:style-name="T13"> <text:s/>&lt;m.n&gt;<text:tab/></text:span><text:span text:style-name="T15">Désigne la position de fin de la clé du tri.</text:span></text:p>
      <text:p text:style-name="P7"><text:span text:style-name="T10">-o</text:span><text:span text:style-name="T13"> &lt;fichier&gt;<text:tab/></text:span><text:span text:style-name="T15">Fichier de sort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22:26:56.956342653</meta:creation-date>
    <dc:date>2018-05-30T23:16:04.258902263</dc:date>
    <meta:editing-duration>PT6M11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1" meta:paragraph-count="39" meta:word-count="286" meta:character-count="1737" meta:non-whitespace-character-count="1453"/>
  </office:meta>
</office:document-meta>
</file>